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Table_20_Contents">
      <style:paragraph-properties fo:text-align="start" style:justify-single-word="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rdan Leithart</text:p>
      <text:p text:style-name="P1">CS 470</text:p>
      <text:p text:style-name="P1">Project 3a</text:p>
      <text:p text:style-name="P1"/>
      <text:p text:style-name="P4">Artificial Neural Networks with Back propagation</text:p>
      <text:p text:style-name="P2"/>
      <text:p text:style-name="P3">Abstract: <text:span text:style-name="T1">The purpose of this project was to create an artificial neural network and then train it to land a lunar lander. The idea was to create three vectors of nodes: an input vector, a hidden vector, and an output vector. Using 2 matrices of weights, those vectors would be manipulated to provide the burn and thrust of the lunar lander. Then, using back propagation, the network would change the weights of the weight matrices to slowly learn how to give the correct burn and thrust. My neural network was able to decrease the error so that it was essentially zero. As I increased the number of training cases, the algorithm was able to achieve a safe landing rate of 100%.</text:span></text:p>
      <text:p text:style-name="P5"/>
      <text:p text:style-name="P3">Algorithms: <text:span text:style-name="T1">The lunar lander section of my program was simple. The lander was generated with a random wind variable that changed the x-position. In addition, the lander starts at a fixed height, fixed gravity, fixed fuel amount. To have a safe landing, the lander couldn't be too far out of position, i.e. between -0.2 and 0.2 in terms of x-position, and it couldn't be going too fast, less than 4. My weight matrices were populated with random variables. These would be changed when I ran through the back propagation algorithm.</text:span></text:p>
      <text:p text:style-name="P5"/>
      <text:p text:style-name="P5">To determine how much thrust and burn the lander needed, I tried to use an artificial neural network. The way my neural network worked was to taken in a certain number of inputs, in this case I used 7. These would all be multiplied by my first matrix and each output (after being put through a sigmoid function) would be input into the hidden node vector. In my neural network, I used 7 nodes in my hidden vector. These would then be multiplied through the second matrix to get an output (again after passing through a sigmoid function) of 2 nodes for my output vector. These would be considered my burn and thrust. Because the lander has inputs that are larger than 1, I multiplied parts of the algorithm by a scalar to normalize all the inputs. Here is some pseudo-code explaining the process:</text:p>
      <text:p text:style-name="P5"/>
      <text:p text:style-name="P6">function forward-thinking(inputs)</text:p>
      <text:p text:style-name="P6"><text:tab/>for each n in input</text:p>
      <text:p text:style-name="P6"><text:tab/><text:tab/>// I used n/200 because our largest input is 100 (height)</text:p>
      <text:p text:style-name="P6"><text:tab/><text:tab/>input_vector[n] = sigmoid(n/200);</text:p>
      <text:p text:style-name="P6"/>
      <text:p text:style-name="P6"><text:tab/>for each i in hidden_vector</text:p>
      <text:p text:style-name="P6"><text:tab/><text:tab/>sum = 0;</text:p>
      <text:p text:style-name="P6"><text:tab/><text:tab/>for each j in input_vector</text:p>
      <text:p text:style-name="P6"><text:tab/><text:tab/><text:tab/>sum += input_vector[j] * input_weight[j][i];</text:p>
      <text:p text:style-name="P6"><text:tab/><text:tab/>hidden_vector[i] = sigmoid(sum);</text:p>
      <text:p text:style-name="P6"/>
      <text:p text:style-name="P6"><text:tab/>for each i in output_vector</text:p>
      <text:p text:style-name="P6"><text:tab/><text:tab/>sum = 0;</text:p>
      <text:p text:style-name="P6"><text:tab/><text:tab/>for each j in hidden_vector</text:p>
      <text:p text:style-name="P6"><text:tab/><text:tab/><text:tab/>sum += hidden_vector[j] * output_weight[j][i];</text:p>
      <text:p text:style-name="P6"><text:tab/><text:tab/>output_vector[i] = sigmoid(sum);</text:p>
      <text:p text:style-name="P6"/>
      <text:p text:style-name="P6"><text:tab/>return output_vector;</text:p>
      <text:p text:style-name="P5"/>
      <text:p text:style-name="P3"><text:span text:style-name="T1">Obviously, the burn and thrust would be off because the weights are randomized. Using back propagation, I would check the burn and thrust gotten from my previous algorithm against the burn and thrust that will land my lander safely. This target burn and thrust, would be found by passing all inputs </text:span><text:soft-page-break/><text:span text:style-name="T1">into a target calculation function and using those to discover what thrust and burn I should be using. Here is the pseudo code for my calculation algorithm:</text:span></text:p>
      <text:p text:style-name="P3"><text:span text:style-name="T1"/></text:p>
      <text:p text:style-name="P8"><text:span text:style-name="T1">function calculate_target(lander_variables)</text:span></text:p>
      <text:p text:style-name="P8"><text:span text:style-name="T1"><text:tab/>if(falling_speed + acceleration &gt; 3)</text:span></text:p>
      <text:p text:style-name="P8"><text:span text:style-name="T1"><text:tab/><text:tab/>burn = -(3 – (falling_speed + acceleration));</text:span></text:p>
      <text:p text:style-name="P8"><text:span text:style-name="T1"><text:tab/>else</text:span></text:p>
      <text:p text:style-name="P8"><text:span text:style-name="T1"><text:tab/><text:tab/>burn = 0.0;</text:span></text:p>
      <text:p text:style-name="P8"><text:span text:style-name="T1"/></text:p>
      <text:p text:style-name="P8"><text:span text:style-name="T1"><text:tab/>if(x-position &lt; min_safe position)</text:span></text:p>
      <text:p text:style-name="P8"><text:span text:style-name="T1"><text:tab/><text:tab/>thrust = -0.2;</text:span></text:p>
      <text:p text:style-name="P8"><text:span text:style-name="T1"><text:tab/>else if (x-position &gt; max_safe position)</text:span></text:p>
      <text:p text:style-name="P8"><text:span text:style-name="T1"><text:tab/><text:tab/>thrust = 0.2;</text:span></text:p>
      <text:p text:style-name="P8"><text:span text:style-name="T1"><text:tab/>else</text:span></text:p>
      <text:p text:style-name="P8"><text:span text:style-name="T1"><text:tab/><text:tab/>thrust = 0.0;</text:span></text:p>
      <text:p text:style-name="P8"><text:span text:style-name="T1"/></text:p>
      <text:p text:style-name="P8"><text:span text:style-name="T1"><text:tab/>return burn, thrust</text:span></text:p>
      <text:p text:style-name="P8"><text:span text:style-name="T1"/></text:p>
      <text:p text:style-name="P3"><text:span text:style-name="T2">I initially had the check to be the max safe falling speed. This meant that the burn would check to see if we're falling too quickly and then adjust. Unfortunately, my lander would crash every single time because it was falling a little too fast. When I changed it to the max speed – 1 (or 3), I was able to be successful in landing during my training phase. Using these target outputs, </text:span><text:span text:style-name="T1">the algorithm would traverse back through the output vector through the second weight matrix and change the weights to get the correct burn and thrust. Then, the algorithm would traverse back through the process from the hidden vector to the input vector changing each weight in there as well. The idea is that as we continuously update the weights, we will eventually achieve two weight matrices that can solve any lander problem. This requires a large number of training landers before we can test the network. Here is the pseudo-code for my back propagation algorithm:</text:span></text:p>
      <text:p text:style-name="P5"/>
      <text:p text:style-name="P6">function back-propogate(targets, learning_rate, momentum_factor)</text:p>
      <text:p text:style-name="P6"><text:tab/>output_deltas = []</text:p>
      <text:p text:style-name="P6"><text:tab/>hidden_deltas = []</text:p>
      <text:p text:style-name="P6"/>
      <text:p text:style-name="P6"><text:tab/>for each i in output_vector</text:p>
      <text:p text:style-name="P6"><text:tab/><text:tab/>error = targets[i] – output_vector;</text:p>
      <text:p text:style-name="P6"><text:tab/><text:tab/>output_deltas[i] = reverse_sigmoid(output_vector[i]) * error;</text:p>
      <text:p text:style-name="P6"/>
      <text:p text:style-name="P6"><text:tab/>for each i in hidden_vector</text:p>
      <text:p text:style-name="P6"><text:tab/><text:tab/>error = 0;</text:p>
      <text:p text:style-name="P6"><text:tab/><text:tab/>for each j in output_vector</text:p>
      <text:p text:style-name="P6"><text:tab/><text:tab/><text:tab/>error += output_deltas[j] * output_weight[i][j];</text:p>
      <text:p text:style-name="P6"><text:tab/><text:tab/>hidden_deltas[i] = reverse_sigmoid(hidden_vector[i]) * error;</text:p>
      <text:p text:style-name="P6"/>
      <text:p text:style-name="P6"><text:tab/>for each i in hidden_vector</text:p>
      <text:p text:style-name="P6"><text:s text:c="2"/><text:tab/> <text:s/>for each j in output_vector</text:p>
      <text:p text:style-name="P6"><text:tab/> <text:s text:c="3"/>change = output_deltas[j] * hidden_vector[i];</text:p>
      <text:p text:style-name="P6"><text:tab/> <text:s text:c="3"/>output_weight[i][j] += learning_rate*change + momentum_factor*output_momentum[i][j];</text:p>
      <text:p text:style-name="P6"><text:tab/> <text:s text:c="3"/>output_momentum[i][j] = change;</text:p>
      <text:p text:style-name="P6"/>
      <text:p text:style-name="P6"><text:tab/>for each i in input_vector</text:p>
      <text:p text:style-name="P6"><text:s text:c="2"/><text:tab/> <text:s/>for each j in hidden_vector</text:p>
      <text:p text:style-name="P6"><text:tab/> <text:s text:c="3"/>change = hidden_deltas[j] * input_vector[i];</text:p>
      <text:p text:style-name="P6"><text:tab/> <text:s text:c="3"/>input_weight[i][j] += learning_rate*change + momentum_factor*input_momentum[i][j];</text:p>
      <text:p text:style-name="P6"><text:tab/> <text:s text:c="3"/>input_momentum[i][j] = change;</text:p>
      <text:p text:style-name="P6"/>
      <text:p text:style-name="P6"><text:tab/>//calculate the error</text:p>
      <text:p text:style-name="P6"><text:soft-page-break/><text:tab/>error = 0;</text:p>
      <text:p text:style-name="P6"><text:tab/>for each i in targets</text:p>
      <text:p text:style-name="P6"><text:tab/><text:tab/>error += 0.5(targets[i]/200 * output_vector[i])**2;</text:p>
      <text:p text:style-name="P5"/>
      <text:p text:style-name="P5">Because back propagation requires supervised learning, I needed to update my algorithm to let it know if it was making the right move every time it made a move. This meant checking the target thrust and target burn every time the lander moved. This meant that my algorithms had a large time complexity to the point that at 100,000 test cases takes a good 2 minutes.</text:p>
      <text:p text:style-name="P5"/>
      <text:p text:style-name="P3">Results: <text:span text:style-name="T1">When I first started implementing my neural network, I noticed that my error was less than 0.0001 and I thought that would be enough to land the lander safely. However, I was wrong. No matter how close to zero my error got, the lander was never able to land successfully when I tested it in the “field”. After realizing that the problem wasn't my back propagation algorithm, but rather the targets that I passed into the propagation algorithm, I changed it around. The results of the algorithm with changing acceleration are in the table below:</text:span></text:p>
      <text:p text:style-name="P3"><text:span text:style-name="T1"/></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9">Number of Training Landers</text:p>
          </table:table-cell>
          <table:table-cell table:style-name="Table1.A1" office:value-type="string">
            <text:p text:style-name="P9">Acceleration</text:p>
          </table:table-cell>
          <table:table-cell table:style-name="Table1.A1" office:value-type="string">
            <text:p text:style-name="P9">Number of Safe Test Landers</text:p>
          </table:table-cell>
          <table:table-cell table:style-name="Table1.D1" office:value-type="string">
            <text:p text:style-name="P9">Number of Crashed Test Landers</text:p>
          </table:table-cell>
        </table:table-row>
        <table:table-row>
          <table:table-cell table:style-name="Table1.A2" office:value-type="float" office:value="1000">
            <text:p text:style-name="P9">1000</text:p>
          </table:table-cell>
          <table:table-cell table:style-name="Table1.A2" office:value-type="float" office:value="3">
            <text:p text:style-name="P9">3</text:p>
          </table:table-cell>
          <table:table-cell table:style-name="Table1.A2" office:value-type="float" office:value="221">
            <text:p text:style-name="P9">221</text:p>
          </table:table-cell>
          <table:table-cell table:style-name="Table1.D2" office:value-type="float" office:value="779">
            <text:p text:style-name="P9">779</text:p>
          </table:table-cell>
        </table:table-row>
        <table:table-row>
          <table:table-cell table:style-name="Table1.A2" office:value-type="float" office:value="10000">
            <text:p text:style-name="P9">10000</text:p>
          </table:table-cell>
          <table:table-cell table:style-name="Table1.A2" office:value-type="float" office:value="3">
            <text:p text:style-name="P9">3</text:p>
          </table:table-cell>
          <table:table-cell table:style-name="Table1.A2" office:value-type="float" office:value="905">
            <text:p text:style-name="P9">905</text:p>
          </table:table-cell>
          <table:table-cell table:style-name="Table1.D2" office:value-type="float" office:value="95">
            <text:p text:style-name="P9">95</text:p>
          </table:table-cell>
        </table:table-row>
        <table:table-row>
          <table:table-cell table:style-name="Table1.A2" office:value-type="float" office:value="100000">
            <text:p text:style-name="P9">100000</text:p>
          </table:table-cell>
          <table:table-cell table:style-name="Table1.A2" office:value-type="float" office:value="3">
            <text:p text:style-name="P9">3</text:p>
          </table:table-cell>
          <table:table-cell table:style-name="Table1.A2" office:value-type="float" office:value="1000">
            <text:p text:style-name="P9">1000</text:p>
          </table:table-cell>
          <table:table-cell table:style-name="Table1.D2" office:value-type="float" office:value="0">
            <text:p text:style-name="P9">0</text:p>
          </table:table-cell>
        </table:table-row>
        <table:table-row>
          <table:table-cell table:style-name="Table1.A2" office:value-type="float" office:value="300000">
            <text:p text:style-name="P9">300000</text:p>
          </table:table-cell>
          <table:table-cell table:style-name="Table1.A2" office:value-type="float" office:value="3">
            <text:p text:style-name="P9">3</text:p>
          </table:table-cell>
          <table:table-cell table:style-name="Table1.A2" office:value-type="float" office:value="1000">
            <text:p text:style-name="P9">1000</text:p>
          </table:table-cell>
          <table:table-cell table:style-name="Table1.D2" office:value-type="float" office:value="0">
            <text:p text:style-name="P9">0</text:p>
          </table:table-cell>
        </table:table-row>
        <table:table-row>
          <table:table-cell table:style-name="Table1.A2" office:value-type="float" office:value="1000">
            <text:p text:style-name="P9">1000</text:p>
          </table:table-cell>
          <table:table-cell table:style-name="Table1.A2" office:value-type="float" office:value="2">
            <text:p text:style-name="P9">2</text:p>
          </table:table-cell>
          <table:table-cell table:style-name="Table1.A2" office:value-type="float" office:value="0">
            <text:p text:style-name="P9">0</text:p>
          </table:table-cell>
          <table:table-cell table:style-name="Table1.D2" office:value-type="float" office:value="1000">
            <text:p text:style-name="P9">1000</text:p>
          </table:table-cell>
        </table:table-row>
        <table:table-row>
          <table:table-cell table:style-name="Table1.A2" office:value-type="float" office:value="10000">
            <text:p text:style-name="P9">10000</text:p>
          </table:table-cell>
          <table:table-cell table:style-name="Table1.A2" office:value-type="float" office:value="2">
            <text:p text:style-name="P9">2</text:p>
          </table:table-cell>
          <table:table-cell table:style-name="Table1.A2" office:value-type="float" office:value="617">
            <text:p text:style-name="P9">617</text:p>
          </table:table-cell>
          <table:table-cell table:style-name="Table1.D2" office:value-type="float" office:value="383">
            <text:p text:style-name="P9">383</text:p>
          </table:table-cell>
        </table:table-row>
        <table:table-row>
          <table:table-cell table:style-name="Table1.A2" office:value-type="float" office:value="100000">
            <text:p text:style-name="P9">100000</text:p>
          </table:table-cell>
          <table:table-cell table:style-name="Table1.A2" office:value-type="float" office:value="2">
            <text:p text:style-name="P9">2</text:p>
          </table:table-cell>
          <table:table-cell table:style-name="Table1.A2" office:value-type="float" office:value="1000">
            <text:p text:style-name="P9">1000</text:p>
          </table:table-cell>
          <table:table-cell table:style-name="Table1.D2" office:value-type="float" office:value="0">
            <text:p text:style-name="P9">0</text:p>
          </table:table-cell>
        </table:table-row>
        <table:table-row>
          <table:table-cell table:style-name="Table1.A2" office:value-type="float" office:value="300000">
            <text:p text:style-name="P9">300000</text:p>
          </table:table-cell>
          <table:table-cell table:style-name="Table1.A2" office:value-type="float" office:value="2">
            <text:p text:style-name="P9">2</text:p>
          </table:table-cell>
          <table:table-cell table:style-name="Table1.A2" office:value-type="float" office:value="1000">
            <text:p text:style-name="P9">1000</text:p>
          </table:table-cell>
          <table:table-cell table:style-name="Table1.D2" office:value-type="float" office:value="0">
            <text:p text:style-name="P9">0</text:p>
          </table:table-cell>
        </table:table-row>
        <table:table-row>
          <table:table-cell table:style-name="Table1.A2" office:value-type="float" office:value="1000">
            <text:p text:style-name="P9">1000</text:p>
          </table:table-cell>
          <table:table-cell table:style-name="Table1.A2" office:value-type="float" office:value="1">
            <text:p text:style-name="P9">1</text:p>
          </table:table-cell>
          <table:table-cell table:style-name="Table1.A2" office:value-type="float" office:value="454">
            <text:p text:style-name="P9">454</text:p>
          </table:table-cell>
          <table:table-cell table:style-name="Table1.D2" office:value-type="float" office:value="546">
            <text:p text:style-name="P9">546</text:p>
          </table:table-cell>
        </table:table-row>
        <table:table-row>
          <table:table-cell table:style-name="Table1.A2" office:value-type="float" office:value="10000">
            <text:p text:style-name="P9">10000</text:p>
          </table:table-cell>
          <table:table-cell table:style-name="Table1.A2" office:value-type="float" office:value="1">
            <text:p text:style-name="P9">1</text:p>
          </table:table-cell>
          <table:table-cell table:style-name="Table1.A2" office:value-type="float" office:value="1000">
            <text:p text:style-name="P9">1000</text:p>
          </table:table-cell>
          <table:table-cell table:style-name="Table1.D2" office:value-type="float" office:value="0">
            <text:p text:style-name="P9">0</text:p>
          </table:table-cell>
        </table:table-row>
        <table:table-row>
          <table:table-cell table:style-name="Table1.A2" office:value-type="float" office:value="100000">
            <text:p text:style-name="P9">100000</text:p>
          </table:table-cell>
          <table:table-cell table:style-name="Table1.A2" office:value-type="float" office:value="1">
            <text:p text:style-name="P9">1</text:p>
          </table:table-cell>
          <table:table-cell table:style-name="Table1.A2" office:value-type="float" office:value="1000">
            <text:p text:style-name="P9">1000</text:p>
          </table:table-cell>
          <table:table-cell table:style-name="Table1.D2" office:value-type="float" office:value="0">
            <text:p text:style-name="P9">0</text:p>
          </table:table-cell>
        </table:table-row>
        <table:table-row>
          <table:table-cell table:style-name="Table1.A2" office:value-type="float" office:value="300000">
            <text:p text:style-name="P9">300000</text:p>
          </table:table-cell>
          <table:table-cell table:style-name="Table1.A2" office:value-type="float" office:value="1">
            <text:p text:style-name="P9">1</text:p>
          </table:table-cell>
          <table:table-cell table:style-name="Table1.A2" office:value-type="float" office:value="1000">
            <text:p text:style-name="P9">1000</text:p>
          </table:table-cell>
          <table:table-cell table:style-name="Table1.D2" office:value-type="float" office:value="0">
            <text:p text:style-name="P9">0</text:p>
          </table:table-cell>
        </table:table-row>
      </table:table>
      <text:p text:style-name="P3"><text:span text:style-name="T1"/></text:p>
      <text:p text:style-name="P3"><text:span text:style-name="T1">All of these tests were done with 1000 test landers. I'm surprised at the fact that the largest acceleration test and landers performed better than acceleration of 2. I'm not as surprised that the acceleration of 1 was successful. It requires less fuel to keep it at a safe speed and it's easier to maintain a speed than correct it.</text:span></text:p>
      <text:p text:style-name="P5"/>
      <text:p text:style-name="P5">I noticed that my algorithm was very good at getting a safe landing rate early on. The worst was 0% by the 1000 trained on acceleration 2. I'm not sure why that happened, I can only assume that the algorithm got unlucky on that one. As the algorithm was trained by more landers, my success rate increased to 100% at the end.</text:p>
      <text:p text:style-name="P5"/>
      <text:p text:style-name="P3">Conclusion:<text:span text:style-name="T1"> The implementation of an artificial neural network doesn't seem to be particularly complicated. Even with back propagation, it shouldn't be difficult. Since the algorithm uses what amounts to vectors and the weights are essentially matrices, this became a giant linear algebra problem. <text:s/></text:span><text:soft-page-break/><text:span text:style-name="T1">A series of matrix multiplication to come up with two variables is a simple algorithm. Using back propagation to change the elements of the weight matrix is a experiment in relatively simple math. One of the cool things about this neural network was how “quickly” the algorithm was able to determine the weights needed for a proper output. Once I got the algorithm implemented correctly, the amount of time for it to land successfully was negligible compared to doing it by hand. </text:span></text:p>
      <text:p text:style-name="P3"><text:span text:style-name="T1"/></text:p>
      <text:p text:style-name="P3"><text:span text:style-name="T1">One thing that has been bothering me about my neural network is how successful it is. I'm worried that my algorithm is cheating in some way to get 100% conversion rate. In any case, it seems much more successful than it should be based off my interaction with oth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09:05:08.84</meta:creation-date>
    <dc:date>2013-04-03T18:06:08.27</dc:date>
    <meta:editing-duration>PT2H55M53S</meta:editing-duration>
    <meta:editing-cycles>32</meta:editing-cycles>
    <meta:generator>OpenOffice.org/3.4.1$Win32 OpenOffice.org_project/341m1$Build-9593</meta:generator>
    <meta:document-statistic meta:table-count="1" meta:image-count="0" meta:object-count="0" meta:page-count="4" meta:paragraph-count="119" meta:word-count="1350" meta:character-count="8091"/>
  </office:meta>
</office:document-meta>
</file>